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25cm" fo:min-width="4.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5.05cm" fo:min-width="4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5.35cm" fo:min-width="4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5.05cm" fo:min-width="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5cm" fo:min-width="0.81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01cm" fo:min-width="0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cm" fo:min-width="0.8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5.5cm" svg:x="2.2cm" svg:y="2.5cm">
          <text:p text:style-name="P1">{{res}}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cm" svg:height="0.962cm" svg:x="2.3cm" svg:y="1.6cm">
          <draw:text-box>
            <text:p>View <text:s text:c="27"/>Component <text:s text:c="21"/>Service <text:s text:c="14"/>Server(https://a.com/api)</text:p>
          </draw:text-box>
        </draw:frame>
        <draw:custom-shape draw:style-name="gr3" draw:text-style-name="P2" draw:layer="layout" svg:width="4.6cm" svg:height="15.3cm" svg:x="8.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15.6cm" svg:x="15.1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15.3cm" svg:x="21.4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0.9cm" svg:x="2.4cm" svg:y="4.7cm">
          <text:p text:style-name="P1">Text Bo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cm" svg:height="0.8cm" svg:x="2.8cm" svg:y="6.4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4cm" svg:x="19.8cm" svg:y="5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5cm" svg:height="1.4cm" svg:x="13.6cm" svg:y="4.9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599cm" svg:height="1.301cm" svg:x="7.301cm" svg:y="5.1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cm" svg:height="1cm" svg:x="19.8cm" svg:y="11.1cm">
          <text:p text:style-name="P1">R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cm" svg:height="1cm" svg:x="13.5cm" svg:y="11cm">
          <text:p text:style-name="P1">R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cm" svg:height="1cm" svg:x="7.2cm" svg:y="11.1cm">
          <text:p text:style-name="P1">R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2:05:58.122123337</meta:creation-date>
    <dc:date>2019-04-03T12:58:03.156331995</dc:date>
    <meta:editing-duration>PT21M24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